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8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font-name="Liberation Sans" style:font-name-asian="DejaVu Sans" style:font-name-complex="DejaVu Sans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999999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999999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use-window-font-color="true"/>
    </style:style>
    <style:style style:name="ce1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999999"/>
    </style:style>
    <style:style style:name="ce20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use-window-font-color="true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pinout for SPIxCONV board – board link connector</text:p>
          </table:table-cell>
          <table:covered-table-cell table:number-columns-repeated="2" table:style-name="ce13"/>
          <table:covered-table-cell table:style-name="ce16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reserved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--not used--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3" calcext:value-type="float">
            <text:p>23</text:p>
          </table:table-cell>
          <table:table-cell table:style-name="ce18" office:value-type="string" calcext:value-type="string">
            <text:p>MISO2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--not used--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1" calcext:value-type="float">
            <text:p>21</text:p>
          </table:table-cell>
          <table:table-cell table:style-name="ce19" office:value-type="string" calcext:value-type="string">
            <text:p>--not used--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CS1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9" calcext:value-type="float">
            <text:p>19</text:p>
          </table:table-cell>
          <table:table-cell table:style-name="ce20" office:value-type="string" calcext:value-type="string">
            <text:p>IRQ2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CLK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7" calcext:value-type="float">
            <text:p>17</text:p>
          </table:table-cell>
          <table:table-cell table:style-name="ce19" office:value-type="string" calcext:value-type="string">
            <text:p>--not used--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CS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5" calcext:value-type="float">
            <text:p>15</text:p>
          </table:table-cell>
          <table:table-cell table:style-name="ce19" office:value-type="string" calcext:value-type="string">
            <text:p>--not used--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RESET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3" calcext:value-type="float">
            <text:p>13</text:p>
          </table:table-cell>
          <table:table-cell table:style-name="ce19" office:value-type="string" calcext:value-type="string">
            <text:p>--not used--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MOSI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1" calcext:value-type="float">
            <text:p>11</text:p>
          </table:table-cell>
          <table:table-cell table:style-name="ce20" office:value-type="string" calcext:value-type="string">
            <text:p>MISO1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RESET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21" office:value-type="string" calcext:value-type="string">
            <text:p>IRQ1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digital ground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22" office:value-type="string" calcext:value-type="string">
            <text:p>digital ground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reserved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analog groun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22" office:value-type="string" calcext:value-type="string">
            <text:p>analog ground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analog input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analog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4" table:number-rows-spanned="1">
            <text:p>Obs.: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 table:number-columns-spanned="4" table:number-rows-spanned="1">
            <text:p>inputs are 5 V tolerants</text:p>
          </table:table-cell>
          <table:covered-table-cell table:number-columns-repeated="2" table:style-name="ce13"/>
          <table:covered-table-cell table:style-name="ce16"/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 table:number-columns-spanned="4" table:number-rows-spanned="1">
            <text:p>outputs level are 3.3 V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 table:number-columns-spanned="4" table:number-rows-spanned="1">
            <text:p>digital port B: output; digital port A: input</text:p>
          </table:table-cell>
          <table:covered-table-cell table:number-columns-repeated="2" table:style-name="ce15"/>
          <table:covered-table-cell table:style-name="ce23"/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16:36:16.563334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5:21:44.349487523</meta:creation-date>
    <dc:date>2018-07-24T16:37:57.987175553</dc:date>
    <meta:editing-duration>PT13M40S</meta:editing-duration>
    <meta:editing-cycles>6</meta:editing-cycles>
    <meta:generator>LibreOffice/5.2.7.2$Linux_X86_64 LibreOffice_project/20m0$Build-2</meta:generator>
    <meta:document-statistic meta:table-count="1" meta:cell-count="57" meta:object-count="0"/>
  </office:meta>
</office:document-meta>
</file>